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UTHOMIX RO4251<text:line-break/>AUTHOMIX RO4250<text:line-break/>CONTINENTAL V55342<text:line-break/>GATES T42140<text:line-break/>INA 5310273300A1<text:line-break/>INDISA T201160<text:line-break/>MIDE MDPO008<text:line-break/>MIDE MDTE021<text:line-break/>NYTRON 1114<text:line-break/>NYTRON 1115<text:line-break/>NYTRON 1128<text:line-break/>NYTRON 1129<text:line-break/>NYTRON 1139<text:line-break/>NYTRON 1143<text:line-break/>NYTRON 1152<text:line-break/>NYTRON 1165<text:line-break/>NYTRON 1167<text:line-break/>NYTRON 1178<text:line-break/>NYTRON 1223<text:line-break/>NYTRON 1229<text:line-break/>NYTRON 1274<text:line-break/>NYTRON 1297<text:line-break/>NYTRON 1298<text:line-break/>NYTRON 2040<text:line-break/>NYTRON 2041<text:line-break/>NYTRON 2053<text:line-break/>NYTRON 7704<text:line-break/>NYTRON 7785<text:line-break/>NYTRON 7786<text:line-break/>NYTRON 7791<text:line-break/>NYTRON 7792<text:line-break/>NYTRON 7794<text:line-break/>NYTRON 7795<text:line-break/>NYTRON 7796<text:line-break/>NYTRON 7801<text:line-break/>NYTRON 7802<text:line-break/>NYTRON 7814<text:line-break/>NYTRON 7815<text:line-break/>NYTRON 7816<text:line-break/>NYTRON 7817<text:line-break/>NYTRON 1144<text:line-break/>NYTRON 2035<text:line-break/>NYTRON 7784<text:line-break/>NYTRON 7813<text:line-break/>ROLTENS RT6410<text:line-break/>ROLTENS RT6411<text:line-break/>ROLTENS RT6537<text:line-break/>SCHADEK 30014<text:line-break/>SCHADEK 30038<text:line-break/>SCHADEK 30040<text:line-break/>SCHADEK 30045<text:line-break/>SCHADEK 30054<text:line-break/>SCHADEK 30069<text:line-break/>SCHADEK 30173<text:line-break/>SCHADEK 30194<text:line-break/>SCHADEK 30195<text:line-break/>SCHADEK 30202<text:line-break/>SCHADEK 30251<text:line-break/>SCHADEK 30260<text:line-break/>SCHADEK 30264<text:line-break/>SCHADEK 30268<text:line-break/>SCHADEK 30306<text:line-break/>SCHADEK 30376<text:line-break/>SKF VKM12200H<text:line-break/>SKF VKM12206H<text:line-break/>SKF VKM12299H<text:line-break/>SKF VKM14210<text:line-break/>SKF VKM15202L<text:line-break/>SKF VKM16002<text:line-break/>SKF VKM16003H<text:line-break/>SKF VKM21122H<text:line-break/>SKF VKM36031<text:line-break/>SKF VKM4808<text:line-break/>ZEN 12762 sem_img<text:line-break/>ZEN 12774<text:line-break/>ZEN 12782<text:line-break/>ZEN 12810<text:line-break/>ZEN 12817<text:line-break/>ZEN 12818<text:line-break/>ZEN 12826<text:line-break/>ZEN 12838 sem_img<text:line-break/>ZEN 12857<text:line-break/>ZEN 12861 sem_img<text:line-break/>ZEN 12864<text:line-break/>ZEN 12881<text:line-break/>ZEN 12884<text:line-break/>ZEN 12906<text:line-break/>ZEN 13114<text:line-break/>ZEN 13177<text:line-break/>ZEN 13200<text:line-break/>ZEN 13203<text:line-break/>ZEN 13239<text:line-break/>ZEN 13251<text:line-break/>ZEN 13290 sem_img<text:line-break/>ZEN 13291<text:line-break/>ZEN 13348<text:line-break/>ZEN 13381 sem_img<text:line-break/>ZEN 13444<text:line-break/>ZEN 12761 sem_img<text:line-break/>ZEN 12765 sem_img<text:line-break/>ZEN 12778 sem_img<text:line-break/>ZEN 12809 sem_img<text:line-break/>ZEN 12858 sem_img<text:line-break/>ZEN 12927 sem_img<text:line-break/>ZEN 12928 sem_img<text:line-break/>ZEN 13157 sem_img<text:line-break/>ZEN 13175 sem_img<text:line-break/>ZEN 13212 sem_im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6:52:25.401103700</meta:creation-date>
    <dc:date>2025-10-18T09:15:59.485268300</dc:date>
    <meta:editing-duration>PT15M7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231" meta:character-count="1427" meta:non-whitespace-character-count="1197"/>
  </office:meta>
</office:document-meta>
</file>